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11930555555556cm"/>
    </style:style>
    <style:style style:name="co2" style:family="table-column">
      <style:table-column-properties fo:break-before="auto" style:column-width="2.89277777777778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83174771ns or 0.083174771s</text:p>
          </table:table-cell>
          <table:table-cell office:value-type="float" office:value="83174771" table:style-name="ce1">
            <text:p>83174771</text:p>
          </table:table-cell>
          <table:table-cell office:value-type="float" office:value="8.3174770999999995E-2" table:style-name="ce1">
            <text:p>0.0831747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9006637ns or 0.069006637s</text:p>
          </table:table-cell>
          <table:table-cell office:value-type="float" office:value="69006637" table:style-name="ce1">
            <text:p>69006637</text:p>
          </table:table-cell>
          <table:table-cell office:value-type="float" office:value="6.9006636999999996E-2" table:style-name="ce1">
            <text:p>0.069006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8962407ns or 0.068962407s</text:p>
          </table:table-cell>
          <table:table-cell office:value-type="float" office:value="68962407" table:style-name="ce1">
            <text:p>68962407</text:p>
          </table:table-cell>
          <table:table-cell office:value-type="float" office:value="6.8962407000000003E-2" table:style-name="ce1">
            <text:p>0.068962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8039687ns or 0.068039687s</text:p>
          </table:table-cell>
          <table:table-cell office:value-type="float" office:value="68039687" table:style-name="ce1">
            <text:p>68039687</text:p>
          </table:table-cell>
          <table:table-cell office:value-type="float" office:value="6.8039687000000001E-2" table:style-name="ce1">
            <text:p>0.068039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3138514ns or 0.073138514s</text:p>
          </table:table-cell>
          <table:table-cell office:value-type="float" office:value="73138514" table:style-name="ce1">
            <text:p>73138514</text:p>
          </table:table-cell>
          <table:table-cell office:value-type="float" office:value="7.3138514000000002E-2" table:style-name="ce1">
            <text:p>0.0731385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8332499ns or 0.068332499s</text:p>
          </table:table-cell>
          <table:table-cell office:value-type="float" office:value="68332499" table:style-name="ce1">
            <text:p>68332499</text:p>
          </table:table-cell>
          <table:table-cell office:value-type="float" office:value="6.8332499000000005E-2" table:style-name="ce1">
            <text:p>0.068332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8362137ns or 0.068362137s</text:p>
          </table:table-cell>
          <table:table-cell office:value-type="float" office:value="68362137" table:style-name="ce1">
            <text:p>68362137</text:p>
          </table:table-cell>
          <table:table-cell office:value-type="float" office:value="6.8362137000000003E-2" table:style-name="ce1">
            <text:p>0.068362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0794914ns or 0.070794914s</text:p>
          </table:table-cell>
          <table:table-cell office:value-type="float" office:value="70794914" table:style-name="ce1">
            <text:p>70794914</text:p>
          </table:table-cell>
          <table:table-cell office:value-type="float" office:value="7.0794914E-2" table:style-name="ce1">
            <text:p>0.070794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7934355ns or 0.067934355s</text:p>
          </table:table-cell>
          <table:table-cell office:value-type="float" office:value="67934355" table:style-name="ce1">
            <text:p>67934355</text:p>
          </table:table-cell>
          <table:table-cell office:value-type="float" office:value="6.7934355000000002E-2" table:style-name="ce1">
            <text:p>0.067934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70860657.888888896" table:formula="of:=AVERAGE([.B1:.B9])" table:style-name="ce1">
            <text:p>70860657.89</text:p>
          </table:table-cell>
          <table:table-cell office:value-type="float" office:value="7.0860657888888887E-2" table:formula="of:=AVERAGE([.C1:.C9])" table:style-name="ce1">
            <text:p>0.070860658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vi</meta:initial-creator>
    <dc:creator>avi</dc:creator>
    <meta:creation-date>2019-12-13T12:13:05Z</meta:creation-date>
    <dc:date>2019-12-13T16:05:21Z</dc:date>
    <meta:editing-cycles>1</meta:editing-cycles>
    <meta:editing-duration>PT27S</meta:editing-duration>
  </office:meta>
</office:document-meta>
</file>